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28ac16"/>
    </style:style>
    <style:style style:name="P2" style:family="paragraph" style:parent-style-name="Text_20_body">
      <style:text-properties officeooo:paragraph-rsid="004341cf"/>
    </style:style>
    <style:style style:name="P3" style:family="paragraph" style:parent-style-name="Text_20_body">
      <style:text-properties officeooo:rsid="00452724" officeooo:paragraph-rsid="00452724"/>
    </style:style>
    <style:style style:name="P4" style:family="paragraph" style:parent-style-name="Text_20_body">
      <style:text-properties officeooo:rsid="00452724" officeooo:paragraph-rsid="0047d149"/>
    </style:style>
    <style:style style:name="P5" style:family="paragraph" style:parent-style-name="Text_20_body">
      <style:text-properties officeooo:rsid="00469f51" officeooo:paragraph-rsid="0078e6cf"/>
    </style:style>
    <style:style style:name="P6" style:family="paragraph" style:parent-style-name="Text_20_body">
      <style:text-properties officeooo:rsid="0047d149" officeooo:paragraph-rsid="00565c6c"/>
    </style:style>
    <style:style style:name="P7" style:family="paragraph" style:parent-style-name="Text_20_body">
      <style:text-properties officeooo:paragraph-rsid="005c92c0"/>
    </style:style>
    <style:style style:name="P8" style:family="paragraph" style:parent-style-name="Text_20_body">
      <style:text-properties officeooo:rsid="005fe89d" officeooo:paragraph-rsid="005fe89d"/>
    </style:style>
    <style:style style:name="P9" style:family="paragraph" style:parent-style-name="Text_20_body">
      <style:text-properties officeooo:rsid="005fe89d" officeooo:paragraph-rsid="006ddb43"/>
    </style:style>
    <style:style style:name="P10" style:family="paragraph" style:parent-style-name="Text_20_body">
      <style:text-properties officeooo:rsid="0062a270" officeooo:paragraph-rsid="00ae9712"/>
    </style:style>
    <style:style style:name="P11" style:family="paragraph" style:parent-style-name="Text_20_body">
      <style:text-properties officeooo:rsid="00663fef" officeooo:paragraph-rsid="00b1c0d9"/>
    </style:style>
    <style:style style:name="P12" style:family="paragraph" style:parent-style-name="Text_20_body">
      <style:text-properties officeooo:rsid="007a3590" officeooo:paragraph-rsid="00a496be"/>
    </style:style>
    <style:style style:name="P13" style:family="paragraph" style:parent-style-name="Text_20_body">
      <style:text-properties officeooo:rsid="007e624a" officeooo:paragraph-rsid="007e624a"/>
    </style:style>
    <style:style style:name="P14" style:family="paragraph" style:parent-style-name="Text_20_body">
      <style:text-properties officeooo:rsid="007e624a" officeooo:paragraph-rsid="0088430d"/>
    </style:style>
    <style:style style:name="P15" style:family="paragraph" style:parent-style-name="Text_20_body">
      <style:text-properties officeooo:paragraph-rsid="0082702a"/>
    </style:style>
    <style:style style:name="P16" style:family="paragraph" style:parent-style-name="Text_20_body">
      <style:text-properties officeooo:rsid="0093e5fe" officeooo:paragraph-rsid="0093e5fe"/>
    </style:style>
    <style:style style:name="P17" style:family="paragraph" style:parent-style-name="Text_20_body">
      <style:text-properties officeooo:rsid="0094b3ec" officeooo:paragraph-rsid="0094b3ec"/>
    </style:style>
    <style:style style:name="P18" style:family="paragraph" style:parent-style-name="Text_20_body">
      <style:text-properties officeooo:rsid="0095e8e2" officeooo:paragraph-rsid="0095e8e2"/>
    </style:style>
    <style:style style:name="P19" style:family="paragraph" style:parent-style-name="Text_20_body">
      <style:text-properties officeooo:rsid="0096ab2d" officeooo:paragraph-rsid="0096ab2d"/>
    </style:style>
    <style:style style:name="P20" style:family="paragraph" style:parent-style-name="Text_20_body">
      <style:text-properties officeooo:rsid="00983bdb" officeooo:paragraph-rsid="00983bdb"/>
    </style:style>
    <style:style style:name="P21" style:family="paragraph" style:parent-style-name="Text_20_body">
      <style:text-properties officeooo:rsid="00996ba1" officeooo:paragraph-rsid="00996ba1"/>
    </style:style>
    <style:style style:name="P22" style:family="paragraph" style:parent-style-name="Text_20_body">
      <style:text-properties officeooo:rsid="009a23f2" officeooo:paragraph-rsid="009a23f2"/>
    </style:style>
    <style:style style:name="P23" style:family="paragraph" style:parent-style-name="Text_20_body">
      <style:text-properties officeooo:rsid="009afc01" officeooo:paragraph-rsid="009afc01"/>
    </style:style>
    <style:style style:name="P24" style:family="paragraph" style:parent-style-name="Text_20_body">
      <style:text-properties officeooo:rsid="009b1d3d" officeooo:paragraph-rsid="009b1d3d"/>
    </style:style>
    <style:style style:name="P25" style:family="paragraph" style:parent-style-name="Text_20_body">
      <style:text-properties officeooo:paragraph-rsid="00c02ea9"/>
    </style:style>
    <style:style style:name="P26" style:family="paragraph" style:parent-style-name="Text_20_body">
      <style:text-properties officeooo:paragraph-rsid="00c0bff2"/>
    </style:style>
    <style:style style:name="P27" style:family="paragraph" style:parent-style-name="Text_20_body">
      <style:text-properties officeooo:rsid="00c0bff2" officeooo:paragraph-rsid="00a0097d"/>
    </style:style>
    <style:style style:name="P28" style:family="paragraph" style:parent-style-name="Text_20_body">
      <style:text-properties fo:font-style="normal" officeooo:rsid="0073ba11" officeooo:paragraph-rsid="009afc01" style:font-style-asian="normal" style:font-style-complex="normal"/>
    </style:style>
    <style:style style:name="P29" style:family="paragraph" style:parent-style-name="Text_20_body">
      <style:text-properties fo:font-style="normal" officeooo:rsid="0073ba11" officeooo:paragraph-rsid="0073ba11" style:font-style-asian="normal" style:font-style-complex="normal"/>
    </style:style>
    <style:style style:name="P30" style:family="paragraph" style:parent-style-name="Title">
      <style:text-properties officeooo:rsid="001b8d5a" officeooo:paragraph-rsid="001b8d5a"/>
    </style:style>
    <style:style style:name="P31" style:family="paragraph" style:parent-style-name="Subtitle">
      <style:text-properties officeooo:rsid="001b8d5a" officeooo:paragraph-rsid="001b8d5a"/>
    </style:style>
    <style:style style:name="P32" style:family="paragraph" style:parent-style-name="Text_20_body" style:list-style-name="L1">
      <style:text-properties officeooo:paragraph-rsid="009c9575"/>
    </style:style>
    <style:style style:name="P33" style:family="paragraph" style:parent-style-name="Text_20_body" style:list-style-name="L1">
      <style:text-properties officeooo:rsid="009c9575" officeooo:paragraph-rsid="009c9575"/>
    </style:style>
    <style:style style:name="P34" style:family="paragraph" style:parent-style-name="Text_20_body">
      <style:text-properties officeooo:rsid="003a74ee" officeooo:paragraph-rsid="00c4ead3"/>
    </style:style>
    <style:style style:name="P35" style:family="paragraph" style:parent-style-name="Heading_20_1">
      <style:text-properties officeooo:rsid="001bfd14" officeooo:paragraph-rsid="001bfd14"/>
    </style:style>
    <style:style style:name="P36" style:family="paragraph" style:parent-style-name="Heading_20_1">
      <style:text-properties officeooo:rsid="002e4317" officeooo:paragraph-rsid="002e4317"/>
    </style:style>
    <style:style style:name="P37" style:family="paragraph" style:parent-style-name="Heading_20_1">
      <style:text-properties fo:font-style="normal" officeooo:rsid="003a74ee" officeooo:paragraph-rsid="003a74ee" style:font-style-asian="normal" style:font-style-complex="normal"/>
    </style:style>
    <style:style style:name="P38" style:family="paragraph" style:parent-style-name="Heading_20_1">
      <style:text-properties fo:font-style="normal" officeooo:rsid="0068c2ab" officeooo:paragraph-rsid="0068c2ab" style:font-style-asian="normal" style:font-style-complex="normal"/>
    </style:style>
    <style:style style:name="P39" style:family="paragraph" style:parent-style-name="Heading_20_1">
      <style:text-properties fo:font-style="normal" officeooo:rsid="00328016" officeooo:paragraph-rsid="00328016" style:font-style-asian="normal" style:font-style-complex="normal"/>
    </style:style>
    <style:style style:name="P40" style:family="paragraph" style:parent-style-name="Heading_20_1">
      <style:text-properties fo:font-style="normal" officeooo:rsid="00c432ab" officeooo:paragraph-rsid="00c432ab" style:font-style-asian="normal" style:font-style-complex="normal"/>
    </style:style>
    <style:style style:name="P41" style:family="paragraph" style:parent-style-name="Heading_20_1">
      <style:text-properties officeooo:rsid="0061d2b7" officeooo:paragraph-rsid="0061d2b7"/>
    </style:style>
    <style:style style:name="P42" style:family="paragraph" style:parent-style-name="Heading_20_1">
      <style:text-properties officeooo:rsid="0068c2ab" officeooo:paragraph-rsid="0068c2ab"/>
    </style:style>
    <style:style style:name="P43" style:family="paragraph" style:parent-style-name="Heading_20_1">
      <style:text-properties officeooo:paragraph-rsid="008b43bd"/>
    </style:style>
    <style:style style:name="P44" style:family="paragraph" style:parent-style-name="Heading_20_1">
      <style:text-properties officeooo:rsid="003a74ee" officeooo:paragraph-rsid="003a74ee"/>
    </style:style>
    <style:style style:name="T1" style:family="text">
      <style:text-properties officeooo:rsid="001bfd14"/>
    </style:style>
    <style:style style:name="T2" style:family="text">
      <style:text-properties fo:font-style="italic" style:font-style-asian="italic" style:font-style-complex="italic"/>
    </style:style>
    <style:style style:name="T3" style:family="text">
      <style:text-properties fo:font-style="italic" officeooo:rsid="001bfd14" style:font-style-asian="italic" style:font-style-complex="italic"/>
    </style:style>
    <style:style style:name="T4" style:family="text">
      <style:text-properties fo:font-style="italic" officeooo:rsid="001dba32" style:font-style-asian="italic" style:font-style-complex="italic"/>
    </style:style>
    <style:style style:name="T5" style:family="text">
      <style:text-properties fo:font-style="italic" officeooo:rsid="0026bbce" style:font-style-asian="italic" style:font-style-complex="italic"/>
    </style:style>
    <style:style style:name="T6" style:family="text">
      <style:text-properties fo:font-style="italic" officeooo:rsid="0028ac16" style:font-style-asian="italic" style:font-style-complex="italic"/>
    </style:style>
    <style:style style:name="T7" style:family="text">
      <style:text-properties fo:font-style="italic" officeooo:rsid="002b5f82" style:font-style-asian="italic" style:font-style-complex="italic"/>
    </style:style>
    <style:style style:name="T8" style:family="text">
      <style:text-properties fo:font-style="italic" officeooo:rsid="00342a7d" style:font-style-asian="italic" style:font-style-complex="italic"/>
    </style:style>
    <style:style style:name="T9" style:family="text">
      <style:text-properties fo:font-style="italic" officeooo:rsid="003c74d9" style:font-style-asian="italic" style:font-style-complex="italic"/>
    </style:style>
    <style:style style:name="T10" style:family="text">
      <style:text-properties fo:font-style="italic" officeooo:rsid="004341cf" style:font-style-asian="italic" style:font-style-complex="italic"/>
    </style:style>
    <style:style style:name="T11" style:family="text">
      <style:text-properties fo:font-style="italic" officeooo:rsid="0045dc92" style:font-style-asian="italic" style:font-style-complex="italic"/>
    </style:style>
    <style:style style:name="T12" style:family="text">
      <style:text-properties fo:font-style="italic" officeooo:rsid="004d112e" style:font-style-asian="italic" style:font-style-complex="italic"/>
    </style:style>
    <style:style style:name="T13" style:family="text">
      <style:text-properties fo:font-style="italic" officeooo:rsid="0051015e" style:font-style-asian="italic" style:font-style-complex="italic"/>
    </style:style>
    <style:style style:name="T14" style:family="text">
      <style:text-properties fo:font-style="italic" officeooo:rsid="004c2de5" style:font-style-asian="italic" style:font-style-complex="italic"/>
    </style:style>
    <style:style style:name="T15" style:family="text">
      <style:text-properties fo:font-style="italic" officeooo:rsid="00643678" style:font-style-asian="italic" style:font-style-complex="italic"/>
    </style:style>
    <style:style style:name="T16" style:family="text">
      <style:text-properties fo:font-style="italic" officeooo:rsid="0064acb1" style:font-style-asian="italic" style:font-style-complex="italic"/>
    </style:style>
    <style:style style:name="T17" style:family="text">
      <style:text-properties fo:font-style="italic" officeooo:rsid="0064cb1e" style:font-style-asian="italic" style:font-style-complex="italic"/>
    </style:style>
    <style:style style:name="T18" style:family="text">
      <style:text-properties fo:font-style="italic" officeooo:rsid="00651849" style:font-style-asian="italic" style:font-style-complex="italic"/>
    </style:style>
    <style:style style:name="T19" style:family="text">
      <style:text-properties fo:font-style="italic" officeooo:rsid="00663417" style:font-style-asian="italic" style:font-style-complex="italic"/>
    </style:style>
    <style:style style:name="T20" style:family="text">
      <style:text-properties fo:font-style="italic" officeooo:rsid="0082702a" style:font-style-asian="italic" style:font-style-complex="italic"/>
    </style:style>
    <style:style style:name="T21" style:family="text">
      <style:text-properties fo:font-style="italic" officeooo:rsid="0073ba11" style:font-style-asian="italic" style:font-style-complex="italic"/>
    </style:style>
    <style:style style:name="T22" style:family="text">
      <style:text-properties fo:font-style="italic" officeooo:rsid="0069052e" style:font-style-asian="italic" style:font-style-complex="italic"/>
    </style:style>
    <style:style style:name="T23" style:family="text">
      <style:text-properties fo:font-style="italic" officeooo:rsid="0036a2da" style:font-style-asian="normal" style:font-style-complex="normal"/>
    </style:style>
    <style:style style:name="T24" style:family="text">
      <style:text-properties fo:font-style="normal" style:font-style-asian="normal" style:font-style-complex="normal"/>
    </style:style>
    <style:style style:name="T25" style:family="text">
      <style:text-properties fo:font-style="normal" officeooo:rsid="001bfd14" style:font-style-asian="normal" style:font-style-complex="normal"/>
    </style:style>
    <style:style style:name="T26" style:family="text">
      <style:text-properties fo:font-style="normal" officeooo:rsid="001dba32" style:font-style-asian="normal" style:font-style-complex="normal"/>
    </style:style>
    <style:style style:name="T27" style:family="text">
      <style:text-properties fo:font-style="normal" officeooo:rsid="001e2da9" style:font-style-asian="normal" style:font-style-complex="normal"/>
    </style:style>
    <style:style style:name="T28" style:family="text">
      <style:text-properties fo:font-style="normal" officeooo:rsid="001f47f9" style:font-style-asian="normal" style:font-style-complex="normal"/>
    </style:style>
    <style:style style:name="T29" style:family="text">
      <style:text-properties fo:font-style="normal" officeooo:rsid="0022b255" style:font-style-asian="normal" style:font-style-complex="normal"/>
    </style:style>
    <style:style style:name="T30" style:family="text">
      <style:text-properties fo:font-style="normal" officeooo:rsid="0024b096" style:font-style-asian="normal" style:font-style-complex="normal"/>
    </style:style>
    <style:style style:name="T31" style:family="text">
      <style:text-properties fo:font-style="normal" officeooo:rsid="0025d4c8" style:font-style-asian="normal" style:font-style-complex="normal"/>
    </style:style>
    <style:style style:name="T32" style:family="text">
      <style:text-properties fo:font-style="normal" officeooo:rsid="0026bbce" style:font-style-asian="normal" style:font-style-complex="normal"/>
    </style:style>
    <style:style style:name="T33" style:family="text">
      <style:text-properties fo:font-style="normal" officeooo:rsid="0028ac16" style:font-style-asian="normal" style:font-style-complex="normal"/>
    </style:style>
    <style:style style:name="T34" style:family="text">
      <style:text-properties fo:font-style="normal" officeooo:rsid="002b5f82" style:font-style-asian="normal" style:font-style-complex="normal"/>
    </style:style>
    <style:style style:name="T35" style:family="text">
      <style:text-properties fo:font-style="normal" officeooo:rsid="002cbcbb" style:font-style-asian="normal" style:font-style-complex="normal"/>
    </style:style>
    <style:style style:name="T36" style:family="text">
      <style:text-properties fo:font-style="normal" officeooo:rsid="002e4317" style:font-style-asian="normal" style:font-style-complex="normal"/>
    </style:style>
    <style:style style:name="T37" style:family="text">
      <style:text-properties fo:font-style="normal" officeooo:rsid="0030af1f" style:font-style-asian="normal" style:font-style-complex="normal"/>
    </style:style>
    <style:style style:name="T38" style:family="text">
      <style:text-properties fo:font-style="normal" officeooo:rsid="00328016" style:font-style-asian="normal" style:font-style-complex="normal"/>
    </style:style>
    <style:style style:name="T39" style:family="text">
      <style:text-properties fo:font-style="normal" officeooo:rsid="00342a7d" style:font-style-asian="normal" style:font-style-complex="normal"/>
    </style:style>
    <style:style style:name="T40" style:family="text">
      <style:text-properties fo:font-style="normal" officeooo:rsid="00348d30" style:font-style-asian="normal" style:font-style-complex="normal"/>
    </style:style>
    <style:style style:name="T41" style:family="text">
      <style:text-properties fo:font-style="normal" officeooo:rsid="0035882e" style:font-style-asian="normal" style:font-style-complex="normal"/>
    </style:style>
    <style:style style:name="T42" style:family="text">
      <style:text-properties fo:font-style="normal" officeooo:rsid="0036a2da" style:font-style-asian="normal" style:font-style-complex="normal"/>
    </style:style>
    <style:style style:name="T43" style:family="text">
      <style:text-properties fo:font-style="normal" officeooo:rsid="00387b57" style:font-style-asian="normal" style:font-style-complex="normal"/>
    </style:style>
    <style:style style:name="T44" style:family="text">
      <style:text-properties fo:font-style="normal" officeooo:rsid="0038d0a6" style:font-style-asian="normal" style:font-style-complex="normal"/>
    </style:style>
    <style:style style:name="T45" style:family="text">
      <style:text-properties fo:font-style="normal" officeooo:rsid="003a74ee" style:font-style-asian="normal" style:font-style-complex="normal"/>
    </style:style>
    <style:style style:name="T46" style:family="text">
      <style:text-properties fo:font-style="normal" officeooo:rsid="003c74d9" style:font-style-asian="normal" style:font-style-complex="normal"/>
    </style:style>
    <style:style style:name="T47" style:family="text">
      <style:text-properties fo:font-style="normal" officeooo:rsid="003e831f" style:font-style-asian="normal" style:font-style-complex="normal"/>
    </style:style>
    <style:style style:name="T48" style:family="text">
      <style:text-properties fo:font-style="normal" officeooo:rsid="0040da87" style:font-style-asian="normal" style:font-style-complex="normal"/>
    </style:style>
    <style:style style:name="T49" style:family="text">
      <style:text-properties fo:font-style="normal" officeooo:rsid="00411b7a" style:font-style-asian="normal" style:font-style-complex="normal"/>
    </style:style>
    <style:style style:name="T50" style:family="text">
      <style:text-properties fo:font-style="normal" officeooo:rsid="004341cf" style:font-style-asian="normal" style:font-style-complex="normal"/>
    </style:style>
    <style:style style:name="T51" style:family="text">
      <style:text-properties fo:font-style="normal" officeooo:rsid="0045dc92" style:font-style-asian="normal" style:font-style-complex="normal"/>
    </style:style>
    <style:style style:name="T52" style:family="text">
      <style:text-properties fo:font-style="normal" officeooo:rsid="0047d149" style:font-style-asian="normal" style:font-style-complex="normal"/>
    </style:style>
    <style:style style:name="T53" style:family="text">
      <style:text-properties fo:font-style="normal" officeooo:rsid="004b41ba" style:font-style-asian="normal" style:font-style-complex="normal"/>
    </style:style>
    <style:style style:name="T54" style:family="text">
      <style:text-properties fo:font-style="normal" officeooo:rsid="004c2de5" style:font-style-asian="normal" style:font-style-complex="normal"/>
    </style:style>
    <style:style style:name="T55" style:family="text">
      <style:text-properties fo:font-style="normal" officeooo:rsid="004d112e" style:font-style-asian="normal" style:font-style-complex="normal"/>
    </style:style>
    <style:style style:name="T56" style:family="text">
      <style:text-properties fo:font-style="normal" officeooo:rsid="004d49a4" style:font-style-asian="normal" style:font-style-complex="normal"/>
    </style:style>
    <style:style style:name="T57" style:family="text">
      <style:text-properties fo:font-style="normal" officeooo:rsid="0051015e" style:font-style-asian="normal" style:font-style-complex="normal"/>
    </style:style>
    <style:style style:name="T58" style:family="text">
      <style:text-properties fo:font-style="normal" officeooo:rsid="00521f65" style:font-style-asian="normal" style:font-style-complex="normal"/>
    </style:style>
    <style:style style:name="T59" style:family="text">
      <style:text-properties fo:font-style="normal" officeooo:rsid="00565c6c" style:font-style-asian="normal" style:font-style-complex="normal"/>
    </style:style>
    <style:style style:name="T60" style:family="text">
      <style:text-properties fo:font-style="normal" officeooo:rsid="0057ab6b" style:font-style-asian="normal" style:font-style-complex="normal"/>
    </style:style>
    <style:style style:name="T61" style:family="text">
      <style:text-properties fo:font-style="normal" officeooo:rsid="0058c605" style:font-style-asian="normal" style:font-style-complex="normal"/>
    </style:style>
    <style:style style:name="T62" style:family="text">
      <style:text-properties fo:font-style="normal" officeooo:rsid="00592473" style:font-style-asian="normal" style:font-style-complex="normal"/>
    </style:style>
    <style:style style:name="T63" style:family="text">
      <style:text-properties fo:font-style="normal" officeooo:rsid="005a9492" style:font-style-asian="normal" style:font-style-complex="normal"/>
    </style:style>
    <style:style style:name="T64" style:family="text">
      <style:text-properties fo:font-style="normal" officeooo:rsid="005b3330" style:font-style-asian="normal" style:font-style-complex="normal"/>
    </style:style>
    <style:style style:name="T65" style:family="text">
      <style:text-properties fo:font-style="normal" officeooo:rsid="005c92c0" style:font-style-asian="normal" style:font-style-complex="normal"/>
    </style:style>
    <style:style style:name="T66" style:family="text">
      <style:text-properties fo:font-style="normal" officeooo:rsid="005fe89d" style:font-style-asian="normal" style:font-style-complex="normal"/>
    </style:style>
    <style:style style:name="T67" style:family="text">
      <style:text-properties fo:font-style="normal" officeooo:rsid="0061d2b7" style:font-style-asian="normal" style:font-style-complex="normal"/>
    </style:style>
    <style:style style:name="T68" style:family="text">
      <style:text-properties fo:font-style="normal" officeooo:rsid="0061efd2" style:font-style-asian="normal" style:font-style-complex="normal"/>
    </style:style>
    <style:style style:name="T69" style:family="text">
      <style:text-properties fo:font-style="normal" officeooo:rsid="00643678" style:font-style-asian="normal" style:font-style-complex="normal"/>
    </style:style>
    <style:style style:name="T70" style:family="text">
      <style:text-properties fo:font-style="normal" officeooo:rsid="0064acb1" style:font-style-asian="normal" style:font-style-complex="normal"/>
    </style:style>
    <style:style style:name="T71" style:family="text">
      <style:text-properties fo:font-style="normal" officeooo:rsid="0064cb1e" style:font-style-asian="normal" style:font-style-complex="normal"/>
    </style:style>
    <style:style style:name="T72" style:family="text">
      <style:text-properties fo:font-style="normal" officeooo:rsid="00651849" style:font-style-asian="normal" style:font-style-complex="normal"/>
    </style:style>
    <style:style style:name="T73" style:family="text">
      <style:text-properties fo:font-style="normal" officeooo:rsid="00663417" style:font-style-asian="normal" style:font-style-complex="normal"/>
    </style:style>
    <style:style style:name="T74" style:family="text">
      <style:text-properties fo:font-style="normal" officeooo:rsid="006c1388" style:font-style-asian="normal" style:font-style-complex="normal"/>
    </style:style>
    <style:style style:name="T75" style:family="text">
      <style:text-properties fo:font-style="normal" officeooo:rsid="006ddb43" style:font-style-asian="normal" style:font-style-complex="normal"/>
    </style:style>
    <style:style style:name="T76" style:family="text">
      <style:text-properties fo:font-style="normal" officeooo:rsid="006f5f33" style:font-style-asian="normal" style:font-style-complex="normal"/>
    </style:style>
    <style:style style:name="T77" style:family="text">
      <style:text-properties fo:font-style="normal" officeooo:rsid="006fb1cc" style:font-style-asian="normal" style:font-style-complex="normal"/>
    </style:style>
    <style:style style:name="T78" style:family="text">
      <style:text-properties fo:font-style="normal" officeooo:rsid="0070ba40" style:font-style-asian="normal" style:font-style-complex="normal"/>
    </style:style>
    <style:style style:name="T79" style:family="text">
      <style:text-properties fo:font-style="normal" officeooo:rsid="0073ba11" style:font-style-asian="normal" style:font-style-complex="normal"/>
    </style:style>
    <style:style style:name="T80" style:family="text">
      <style:text-properties fo:font-style="normal" officeooo:rsid="0076eb87" style:font-style-asian="normal" style:font-style-complex="normal"/>
    </style:style>
    <style:style style:name="T81" style:family="text">
      <style:text-properties fo:font-style="normal" officeooo:rsid="0078e6cf" style:font-style-asian="normal" style:font-style-complex="normal"/>
    </style:style>
    <style:style style:name="T82" style:family="text">
      <style:text-properties fo:font-style="normal" officeooo:rsid="007b5170" style:font-style-asian="normal" style:font-style-complex="normal"/>
    </style:style>
    <style:style style:name="T83" style:family="text">
      <style:text-properties fo:font-style="normal" officeooo:rsid="007c78bd" style:font-style-asian="normal" style:font-style-complex="normal"/>
    </style:style>
    <style:style style:name="T84" style:family="text">
      <style:text-properties fo:font-style="normal" officeooo:rsid="007cf849" style:font-style-asian="normal" style:font-style-complex="normal"/>
    </style:style>
    <style:style style:name="T85" style:family="text">
      <style:text-properties fo:font-style="normal" officeooo:rsid="007e624a" style:font-style-asian="normal" style:font-style-complex="normal"/>
    </style:style>
    <style:style style:name="T86" style:family="text">
      <style:text-properties fo:font-style="normal" officeooo:rsid="008026f7" style:font-style-asian="normal" style:font-style-complex="normal"/>
    </style:style>
    <style:style style:name="T87" style:family="text">
      <style:text-properties fo:font-style="normal" officeooo:rsid="0080dfb0" style:font-style-asian="normal" style:font-style-complex="normal"/>
    </style:style>
    <style:style style:name="T88" style:family="text">
      <style:text-properties fo:font-style="normal" officeooo:rsid="0081054d" style:font-style-asian="normal" style:font-style-complex="normal"/>
    </style:style>
    <style:style style:name="T89" style:family="text">
      <style:text-properties fo:font-style="normal" officeooo:rsid="0082702a" style:font-style-asian="normal" style:font-style-complex="normal"/>
    </style:style>
    <style:style style:name="T90" style:family="text">
      <style:text-properties fo:font-style="normal" officeooo:rsid="006a9245" style:font-style-asian="normal" style:font-style-complex="normal"/>
    </style:style>
    <style:style style:name="T91" style:family="text">
      <style:text-properties fo:font-style="normal" officeooo:rsid="006815ee" style:font-style-asian="normal" style:font-style-complex="normal"/>
    </style:style>
    <style:style style:name="T92" style:family="text">
      <style:text-properties fo:font-style="normal" officeooo:rsid="00827deb" style:font-style-asian="normal" style:font-style-complex="normal"/>
    </style:style>
    <style:style style:name="T93" style:family="text">
      <style:text-properties fo:font-style="normal" officeooo:rsid="0083827c" style:font-style-asian="normal" style:font-style-complex="normal"/>
    </style:style>
    <style:style style:name="T94" style:family="text">
      <style:text-properties fo:font-style="normal" officeooo:rsid="00846802" style:font-style-asian="normal" style:font-style-complex="normal"/>
    </style:style>
    <style:style style:name="T95" style:family="text">
      <style:text-properties fo:font-style="normal" officeooo:rsid="00859abf" style:font-style-asian="normal" style:font-style-complex="normal"/>
    </style:style>
    <style:style style:name="T96" style:family="text">
      <style:text-properties fo:font-style="normal" officeooo:rsid="0087b813" style:font-style-asian="normal" style:font-style-complex="normal"/>
    </style:style>
    <style:style style:name="T97" style:family="text">
      <style:text-properties fo:font-style="normal" officeooo:rsid="0088430d" style:font-style-asian="normal" style:font-style-complex="normal"/>
    </style:style>
    <style:style style:name="T98" style:family="text">
      <style:text-properties fo:font-style="normal" officeooo:rsid="008a78a6" style:font-style-asian="normal" style:font-style-complex="normal"/>
    </style:style>
    <style:style style:name="T99" style:family="text">
      <style:text-properties fo:font-style="normal" officeooo:rsid="008b43bd" style:font-style-asian="normal" style:font-style-complex="normal"/>
    </style:style>
    <style:style style:name="T100" style:family="text">
      <style:text-properties fo:font-style="normal" officeooo:rsid="008d0a48" style:font-style-asian="normal" style:font-style-complex="normal"/>
    </style:style>
    <style:style style:name="T101" style:family="text">
      <style:text-properties fo:font-style="normal" officeooo:rsid="008f06d5" style:font-style-asian="normal" style:font-style-complex="normal"/>
    </style:style>
    <style:style style:name="T102" style:family="text">
      <style:text-properties fo:font-style="normal" officeooo:rsid="00903eee" style:font-style-asian="normal" style:font-style-complex="normal"/>
    </style:style>
    <style:style style:name="T103" style:family="text">
      <style:text-properties fo:font-style="normal" officeooo:rsid="009230fd" style:font-style-asian="normal" style:font-style-complex="normal"/>
    </style:style>
    <style:style style:name="T104" style:family="text">
      <style:text-properties fo:font-style="normal" officeooo:rsid="0092d3a1" style:font-style-asian="normal" style:font-style-complex="normal"/>
    </style:style>
    <style:style style:name="T105" style:family="text">
      <style:text-properties fo:font-style="normal" officeooo:rsid="009c9575" style:font-style-asian="normal" style:font-style-complex="normal"/>
    </style:style>
    <style:style style:name="T106" style:family="text">
      <style:text-properties fo:font-style="normal" officeooo:rsid="00a3262b" style:font-style-asian="normal" style:font-style-complex="normal"/>
    </style:style>
    <style:style style:name="T107" style:family="text">
      <style:text-properties fo:font-style="normal" officeooo:rsid="00a496be" style:font-style-asian="normal" style:font-style-complex="normal"/>
    </style:style>
    <style:style style:name="T108" style:family="text">
      <style:text-properties fo:font-style="normal" officeooo:rsid="00a5d73b" style:font-style-asian="normal" style:font-style-complex="normal"/>
    </style:style>
    <style:style style:name="T109" style:family="text">
      <style:text-properties fo:font-style="normal" officeooo:rsid="00a79b55" style:font-style-asian="normal" style:font-style-complex="normal"/>
    </style:style>
    <style:style style:name="T110" style:family="text">
      <style:text-properties fo:font-style="normal" officeooo:rsid="00a8956b" style:font-style-asian="normal" style:font-style-complex="normal"/>
    </style:style>
    <style:style style:name="T111" style:family="text">
      <style:text-properties fo:font-style="normal" officeooo:rsid="00aa5068" style:font-style-asian="normal" style:font-style-complex="normal"/>
    </style:style>
    <style:style style:name="T112" style:family="text">
      <style:text-properties fo:font-style="normal" officeooo:rsid="00aac47d" style:font-style-asian="normal" style:font-style-complex="normal"/>
    </style:style>
    <style:style style:name="T113" style:family="text">
      <style:text-properties fo:font-style="normal" officeooo:rsid="00abb4b2" style:font-style-asian="normal" style:font-style-complex="normal"/>
    </style:style>
    <style:style style:name="T114" style:family="text">
      <style:text-properties fo:font-style="normal" officeooo:rsid="00abdfc7" style:font-style-asian="normal" style:font-style-complex="normal"/>
    </style:style>
    <style:style style:name="T115" style:family="text">
      <style:text-properties fo:font-style="normal" officeooo:rsid="00ad7c9f" style:font-style-asian="normal" style:font-style-complex="normal"/>
    </style:style>
    <style:style style:name="T116" style:family="text">
      <style:text-properties fo:font-style="normal" officeooo:rsid="00ae9712" style:font-style-asian="normal" style:font-style-complex="normal"/>
    </style:style>
    <style:style style:name="T117" style:family="text">
      <style:text-properties fo:font-style="normal" officeooo:rsid="00aee8fb" style:font-style-asian="normal" style:font-style-complex="normal"/>
    </style:style>
    <style:style style:name="T118" style:family="text">
      <style:text-properties fo:font-style="normal" officeooo:rsid="00afd10c" style:font-style-asian="normal" style:font-style-complex="normal"/>
    </style:style>
    <style:style style:name="T119" style:family="text">
      <style:text-properties fo:font-style="normal" officeooo:rsid="00b646a4" style:font-style-asian="normal" style:font-style-complex="normal"/>
    </style:style>
    <style:style style:name="T120" style:family="text">
      <style:text-properties fo:font-style="normal" officeooo:rsid="00b821be" style:font-style-asian="normal" style:font-style-complex="normal"/>
    </style:style>
    <style:style style:name="T121" style:family="text">
      <style:text-properties fo:font-style="normal" officeooo:rsid="00b92028" style:font-style-asian="normal" style:font-style-complex="normal"/>
    </style:style>
    <style:style style:name="T122" style:family="text">
      <style:text-properties fo:font-style="normal" officeooo:rsid="00b935a1" style:font-style-asian="normal" style:font-style-complex="normal"/>
    </style:style>
    <style:style style:name="T123" style:family="text">
      <style:text-properties fo:font-style="normal" officeooo:rsid="00bb30af" style:font-style-asian="normal" style:font-style-complex="normal"/>
    </style:style>
    <style:style style:name="T124" style:family="text">
      <style:text-properties fo:font-style="normal" officeooo:rsid="00bcb8d3" style:font-style-asian="normal" style:font-style-complex="normal"/>
    </style:style>
    <style:style style:name="T125" style:family="text">
      <style:text-properties fo:font-style="normal" officeooo:rsid="00bdd02e" style:font-style-asian="normal" style:font-style-complex="normal"/>
    </style:style>
    <style:style style:name="T126" style:family="text">
      <style:text-properties fo:font-style="normal" officeooo:rsid="00bfad7f" style:font-style-asian="normal" style:font-style-complex="normal"/>
    </style:style>
    <style:style style:name="T127" style:family="text">
      <style:text-properties fo:font-style="normal" officeooo:rsid="00c02ea9" style:font-style-asian="normal" style:font-style-complex="normal"/>
    </style:style>
    <style:style style:name="T128" style:family="text">
      <style:text-properties fo:font-style="normal" officeooo:rsid="00c0bff2" style:font-style-asian="normal" style:font-style-complex="normal"/>
    </style:style>
    <style:style style:name="T129" style:family="text">
      <style:text-properties fo:font-style="normal" officeooo:rsid="00c167bd" style:font-style-asian="normal" style:font-style-complex="normal"/>
    </style:style>
    <style:style style:name="T130" style:family="text">
      <style:text-properties fo:font-style="normal" officeooo:rsid="00c3097d" style:font-style-asian="normal" style:font-style-complex="normal"/>
    </style:style>
    <style:style style:name="T131" style:family="text">
      <style:text-properties fo:font-style="normal" officeooo:rsid="00c4ead3" style:font-style-asian="normal" style:font-style-complex="normal"/>
    </style:style>
    <style:style style:name="T132" style:family="text">
      <style:text-properties officeooo:rsid="0058c605"/>
    </style:style>
    <style:style style:name="T133" style:family="text">
      <style:text-properties officeooo:rsid="005c92c0"/>
    </style:style>
    <style:style style:name="T134" style:family="text">
      <style:text-properties officeooo:rsid="00651849"/>
    </style:style>
    <style:style style:name="T135" style:family="text">
      <style:text-properties officeooo:rsid="0069052e"/>
    </style:style>
    <style:style style:name="T136" style:family="text">
      <style:text-properties officeooo:rsid="0082702a"/>
    </style:style>
    <style:style style:name="T137" style:family="text">
      <style:text-properties officeooo:rsid="00aa50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he cheiroballistra</text:p>
      <text:p text:style-name="P31">Producing a viable weapon based on historical manuscripts, archaeological finds <text:span text:style-name="T133">and experimentation</text:span></text:p>
      <text:h text:style-name="P35" text:outline-level="1">Introduction</text:h>
      <text:p text:style-name="P15"><text:span text:style-name="T1">The </text:span><text:span text:style-name="T3">cheiroballistra</text:span><text:span text:style-name="T25"> (gr. χειροβαλλιστρα) is a</text:span><text:span text:style-name="T27">n iron-framed</text:span><text:span text:style-name="T25"> torsion-powered </text:span><text:span text:style-name="T34">ballista </text:span><text:span text:style-name="T25">described in a similarly-named manuscript, </text:span><text:span text:style-name="T26">“Heron</text:span><text:span text:style-name="T29">'s hand-ballista</text:span><text:span text:style-name="T26">, </text:span><text:span text:style-name="T29">c</text:span><text:span text:style-name="T26">onstruction and </text:span><text:span text:style-name="T29">d</text:span><text:span text:style-name="T26">imensions” (gr. Ἥρωνος χειροβαλλίστρας κατασκευὴ καὶ συμμετρία”). </text:span><text:span text:style-name="T92">Like in all torsion ballistas, t</text:span><text:span text:style-name="T26">he propulsive force </text:span><text:span text:style-name="T90">of </text:span><text:span text:style-name="T26">the cheiroballistra comes from </text:span><text:span text:style-name="T90">two </text:span><text:span text:style-name="T26">bundle</text:span><text:span text:style-name="T90">s</text:span><text:span text:style-name="T26"> of twisted elastic cord </text:span><text:span text:style-name="T91">wound around the bars in the washers. </text:span><text:span text:style-name="T89">A pair of throwing arms is used to twist the bundles and thus transmit energy via the bowstring to the bolt. </text:span><text:span text:style-name="T26">In the Roman weapons the </text:span><text:span text:style-name="T89">spring </text:span><text:span text:style-name="T26">cord was made from sinew, </text:span><text:span text:style-name="T92">but </text:span><text:span text:style-name="T26">in modern reconstructions twisted nylon cord is an excellent </text:span><text:span text:style-name="T92">functional </text:span><text:span text:style-name="T26">substitute.</text:span></text:p>
      <text:p text:style-name="P26"><text:span text:style-name="T42">M</text:span><text:span text:style-name="T49">y reconstruction is based on </text:span><text:span text:style-name="T128">the </text:span><text:span text:style-name="T49">premise </text:span><text:span text:style-name="T128">that the </text:span><text:span text:style-name="T23">cheiroballistra</text:span><text:span text:style-name="T42"> </text:span><text:span text:style-name="T49">manuscript is </text:span><text:span text:style-name="T128">essentially </text:span><text:span text:style-name="T49">complete </text:span><text:span text:style-name="T128">in that it describes all the major parts of the machine. I've tried to follow a few key principles while doing the reconstruction:</text:span></text:p>
      <text:list xml:id="list8263817361433951159" text:style-name="L1">
        <text:list-item>
          <text:p text:style-name="P32"><text:span text:style-name="T106">The gaps in the manuscripts are filled based on a</text:span><text:span text:style-name="T49">rchaeological find</text:span><text:span text:style-name="T86">s </text:span><text:span text:style-name="T128">and </text:span><text:span text:style-name="T86">practical tests</text:span></text:p>
        </text:list-item>
        <text:list-item>
          <text:p text:style-name="P33"><text:span text:style-name="T106">M</text:span><text:span text:style-name="T24">easurements from other ancient manuscripts </text:span><text:span text:style-name="T128">are not used as-is or adapted to the cheiroballistra</text:span></text:p>
        </text:list-item>
        <text:list-item>
          <text:p text:style-name="P32"><text:span text:style-name="T105">T</text:span><text:span text:style-name="T49">he reconstruction is made to fit the manuscript</text:span>, not vice versa</text:p>
        </text:list-item>
        <text:list-item>
          <text:p text:style-name="P33">I've tried to be transparent in what is known, and what is subjective</text:p>
        </text:list-item>
      </text:list>
      <text:p text:style-name="P27">This has led me to construct the cheiroballistra as a fairly light (~10 kilo), stomach-cocked, inswinging weapon, in which all parts (fortunately) work perfectly together. <text:s/>Alternative approaches taken by some scholars have required heavy “amending” of the supposedly corrupt cheiroballistra manuscript (e.g. Marsden 1971; Wilkins 1995, 2000). In particular the torsion spring diameter of the cheiroballistra has been often increased under the assumption that the size given in the manuscript is too small to produce an efficient weapon.</text:p>
      <text:h text:style-name="P36" text:outline-level="1"><text:span text:style-name="T38">M</text:span><text:span text:style-name="T24">anuscript </text:span><text:span text:style-name="T38">editions </text:span><text:span text:style-name="T45">and translations</text:span></text:h>
      <text:p text:style-name="P15"><text:span text:style-name="T34">An early edition of the </text:span><text:span text:style-name="T85">cheiroballistra </text:span><text:span text:style-name="T34">manuscript </text:span><text:span text:style-name="T36">and Latin translation </text:span><text:span text:style-name="T34">w</text:span><text:span text:style-name="T36">as</text:span><text:span text:style-name="T34"> published by Wescher as a part of </text:span><text:span text:style-name="T35">his </text:span><text:span text:style-name="T7">Des poliocetique des Grecs </text:span><text:span text:style-name="T34">(1867: 123–134). </text:span><text:span text:style-name="T45">A few </text:span><text:span text:style-name="T36">modern translations exist, of which the most noteworthy are those of Marsden </text:span><text:span text:style-name="T34">(1971: 212–217) </text:span><text:span text:style-name="T37">and </text:span><text:span text:style-name="T34">Wilkins (1995: 5–59)</text:span><text:span text:style-name="T36">. </text:span><text:span text:style-name="T128">The o</text:span><text:span text:style-name="T89">riginal m</text:span><text:span text:style-name="T86">anuscript diagrams, </text:span><text:span text:style-name="T128">while quite corrupted due to repeated copying, </text:span><text:span text:style-name="T86">are available in Wilkins' (1995), Schneider's (</text:span><text:span text:style-name="T87">1906: 142–168) </text:span><text:span text:style-name="T88">and </text:span><text:span text:style-name="T86">Wescher's (1867: 123–134) <text:s/></text:span><text:span text:style-name="T88">editions. </text:span><text:span text:style-name="T89">The latter two are freely available on the Internet. </text:span><text:span text:style-name="T36">My own English translation </text:span><text:soft-page-break/><text:span text:style-name="T36">(</text:span><text:a xlink:type="simple" xlink:href="http://ballista.wikia.com/wiki/Translation_of_Cheiroballistra" text:style-name="Internet_20_link" text:visited-style-name="Visited_20_Internet_20_Link"><text:span text:style-name="T36">http://ballista.wikia.com/wiki/Translation_of_Cheiroballistra</text:span></text:a><text:span text:style-name="T36">) is not yet complete and has </text:span><text:span text:style-name="T37">so far </text:span><text:span text:style-name="T36">focused on clearing up the parts where other translations </text:span><text:span text:style-name="T37">have differ</text:span><text:span text:style-name="T93">ing</text:span><text:span text:style-name="T37"> interpretations.</text:span></text:p>
      <text:p text:style-name="P16"><text:span text:style-name="T24">Besides the cheiroballistra, there are several other ancient manuscripts that describe Greek and Roman torsion and non-torsion artillery </text:span><text:span text:style-name="T110">(see Marsden 19</text:span><text:span text:style-name="T111">99b</text:span><text:span text:style-name="T110">)</text:span><text:span text:style-name="T24">. Some of the information in them is also applicable for the cheiroballistra.</text:span></text:p>
      <text:h text:style-name="P37" text:outline-level="1">Dating <text:span text:style-name="T132">of the cheiroballistra</text:span></text:h>
      <text:p text:style-name="P2"><text:span text:style-name="T34">The cheiroballistra </text:span><text:span text:style-name="T61">is a direct descendant </text:span><text:span text:style-name="T34">of earlier torsion-powered weapons that were in use by 306 BC at latest (Campbell 2011: 682). These, in turn, were preceded by crossbow-like ballistas that used a composite bow as their power source and which seem to have been invented around 399 BC </text:span><text:span text:style-name="T50">under the name </text:span><text:span text:style-name="T20">belly-bow </text:span><text:span text:style-name="T10">(</text:span><text:span text:style-name="T45">gr. γαστραφέτης</text:span><text:span text:style-name="T50">) </text:span><text:span text:style-name="T34">(Campbell 2011: 679). </text:span><text:span text:style-name="T45">It is quite possible that </text:span><text:span text:style-name="T50">these earlier </text:span><text:span text:style-name="T45">ballistas with composite bows were not entirely </text:span><text:span text:style-name="T94">replaced</text:span><text:span text:style-name="T45"> </text:span><text:span text:style-name="T61">by </text:span><text:span text:style-name="T45">torsion-powered artillery. </text:span><text:span text:style-name="T61">In fact, </text:span><text:span text:style-name="T89">composite bow ballistas </text:span><text:span text:style-name="T46">may have survived </text:span><text:span text:style-name="T61">until, </text:span><text:span text:style-name="T46">or were reinvented in late antiquity under the name of </text:span><text:span text:style-name="T9">arcuballista</text:span><text:span text:style-name="T46"> </text:span><text:span text:style-name="T45">(Campbell 2011: 680; </text:span><text:span text:style-name="T46">Veg. Mil. 2.15).</text:span></text:p>
      <text:p text:style-name="P1"><text:span text:style-name="T26">Marsden (19</text:span><text:span text:style-name="T111">99a</text:span><text:span text:style-name="T26">: 209) dated the </text:span><text:span text:style-name="T4">cheiroballistra </text:span><text:span text:style-name="T61">manuscript </text:span><text:span text:style-name="T26">to 60-150 AD. </text:span><text:span text:style-name="T27">S</text:span><text:span text:style-name="T26">imilar machines are clearly visible in the Trajan's column which was </text:span><text:span text:style-name="T27">erected </text:span><text:span text:style-name="T26">in 113 AD </text:span><text:span text:style-name="T27">(e.g. Campbell 2003: 37). </text:span><text:span text:style-name="T29">All dat</text:span><text:span text:style-name="T61">a</text:span><text:span text:style-name="T29">ble a</text:span><text:span text:style-name="T28">rchaeological finds </text:span><text:span text:style-name="T29">of the </text:span><text:span text:style-name="T28">cheiroballistra-type weapons </text:span><text:span text:style-name="T29">are from </text:span><text:span text:style-name="T28">the </text:span><text:span text:style-name="T29">Roman Imperial Era (see </text:span><text:span text:style-name="T31">Baatz 1974: 51, 53; 1977: 141; </text:span><text:span text:style-name="T29">1978: 4, 9,14</text:span><text:span text:style-name="T30">). </text:span><text:span text:style-name="T32">The same type of weapons seem to be described in anonymous author's </text:span><text:span text:style-name="T5">De Rebus Bellicis (18) </text:span><text:span text:style-name="T32">and in Procopius' </text:span><text:span text:style-name="T5">De Bello Gothico (I. 21. 14-18</text:span><text:span text:style-name="T6">)</text:span><text:span text:style-name="T33"> according to Marsden's (19</text:span><text:span text:style-name="T111">99b</text:span><text:span text:style-name="T33">:</text:span><text:span text:style-name="T32"> </text:span><text:span text:style-name="T33">244–248) translation and interpretation. </text:span><text:span text:style-name="T31">So the evidence indicates that cheiroballistra style iron-framed weapons were in active use by the Dacian wars, and that they were still in use at the end of the fourth century (Baatz 1978: 9) </text:span><text:span text:style-name="T33">and </text:span><text:span text:style-name="T89">possibly even </text:span><text:span text:style-name="T33">in Justinian's Gothic wars</text:span><text:span text:style-name="T31"> </text:span><text:span text:style-name="T33">(535–554 AD). That said, </text:span><text:span text:style-name="T30">many of the </text:span><text:span text:style-name="T33">archaeological </text:span><text:span text:style-name="T30">finds elude precise dating due to lack of context information (Baatz &amp; Feugère 1981: 201–202; Kayumov et Minchev 2010: 327).</text:span></text:p>
      <text:h text:style-name="P41" text:outline-level="1">Main components</text:h>
      <text:p text:style-name="P10">The <text:span text:style-name="T134">wooden </text:span><text:span text:style-name="T2">case </text:span><text:span text:style-name="T112">(1)</text:span> forms the core of the weapon. <text:span text:style-name="T134">The case </text:span>has a female dovetail matching <text:span text:style-name="T136">the </text:span>male dovetail of the <text:span text:style-name="T134">wooden </text:span><text:span text:style-name="T2">slider </text:span><text:span text:style-name="T112">(2)</text:span><text:span text:style-name="T24">. The </text:span><text:span text:style-name="T69">rear-end of the </text:span><text:span text:style-name="T24">slider </text:span><text:span text:style-name="T69">has </text:span><text:span text:style-name="T24">the triggering mechanism composed of </text:span><text:span text:style-name="T72">several steel parts: </text:span><text:span text:style-name="T18">the </text:span><text:span text:style-name="T2">trigger</text:span><text:span text:style-name="T24"> </text:span><text:span text:style-name="T112">(3)</text:span><text:span text:style-name="T2">, </text:span><text:span text:style-name="T18">the </text:span><text:span text:style-name="T2">claw </text:span><text:span text:style-name="T112">(4)</text:span><text:span text:style-name="T2">, </text:span><text:span text:style-name="T18">the </text:span><text:span text:style-name="T2">fork </text:span><text:span text:style-name="T112">(5)</text:span><text:span text:style-name="T24">, </text:span><text:span text:style-name="T18">the </text:span><text:span text:style-name="T2">pitarion</text:span><text:span text:style-name="T24"> </text:span><text:span text:style-name="T112">(6), </text:span><text:span text:style-name="T18">the </text:span><text:span text:style-name="T2">handle </text:span><text:span text:style-name="T112">(7) and a steel rod (8)</text:span><text:span text:style-name="T2"> </text:span><text:span text:style-name="T69">The </text:span><text:span text:style-name="T72">steel </text:span><text:span text:style-name="T15">field-frames </text:span><text:span text:style-name="T112">(9) </text:span><text:span text:style-name="T69">and </text:span><text:span text:style-name="T15">washers </text:span><text:span text:style-name="T112">(10) </text:span><text:span text:style-name="T72">made from bronze or steel </text:span><text:span text:style-name="T69">house the </text:span><text:span text:style-name="T72">sinew </text:span><text:span text:style-name="T69">torsion spring bundles </text:span><text:span text:style-name="T112">(11)</text:span><text:span text:style-name="T69">, through which the </text:span><text:span text:style-name="T72">arms composed of wooden </text:span><text:span text:style-name="T18">cones </text:span><text:span text:style-name="T113">(12)</text:span><text:span text:style-name="T18">, </text:span><text:span text:style-name="T72">steel </text:span><text:span text:style-name="T18">bars </text:span><text:span text:style-name="T113">(13), </text:span><text:span text:style-name="T72">soft iron </text:span><text:span text:style-name="T18">hoops </text:span><text:span text:style-name="T113">(14) and wrappings (15) </text:span><text:span text:style-name="T69">are inserted. <text:s/></text:span><text:span text:style-name="T70">The </text:span><text:span text:style-name="T15">little ladder </text:span><text:span text:style-name="T18">beams </text:span><text:span text:style-name="T113">(16) </text:span><text:span text:style-name="T72">are made from steel and held at a proper distance </text:span><text:span text:style-name="T89">by</text:span><text:span text:style-name="T72"> wooden </text:span><text:span text:style-name="T18">rungs </text:span><text:span text:style-name="T72">and </text:span><text:span text:style-name="T18">crosspieces </text:span><text:span text:style-name="T113">(17)</text:span><text:span text:style-name="T18">.</text:span><text:span text:style-name="T72"> The little ladder </text:span><text:span text:style-name="T69">is braced against the </text:span><text:span text:style-name="T72">wooden </text:span><text:span text:style-name="T15">projecting block</text:span><text:span text:style-name="T69"> </text:span><text:span text:style-name="T114">(18)</text:span><text:span text:style-name="T69"> under the case and attached to </text:span><text:span text:style-name="T89">the case</text:span><text:span text:style-name="T69"> with </text:span><text:span text:style-name="T15">T-clamps </text:span><text:span text:style-name="T115">(19) </text:span><text:span text:style-name="T72">made from steel</text:span><text:span text:style-name="T69">. </text:span><text:span text:style-name="T70">The </text:span><text:span text:style-name="T72">notches in </text:span><text:span text:style-name="T16">tenons</text:span><text:span text:style-name="T70"> </text:span><text:span text:style-name="T115">(20) </text:span><text:span text:style-name="T73">in the </text:span><text:span text:style-name="T70">little ladder </text:span><text:span text:style-name="T71">beams </text:span><text:span text:style-name="T72">are locked into the the field-frame bars inside the lower </text:span><text:span text:style-name="T16">pi-brackets</text:span><text:span text:style-name="T70"> </text:span><text:span text:style-name="T116">(21) </text:span><text:span text:style-name="T72">and </text:span><text:span text:style-name="T71">tightened using </text:span><text:span text:style-name="T17">wooden shims</text:span><text:span text:style-name="T71"> and </text:span><text:span text:style-name="T17">wedges</text:span><text:span text:style-name="T71"> </text:span><text:span text:style-name="T116">(22). </text:span><text:span text:style-name="T71">The field-frames are further stabilized by the </text:span><text:span text:style-name="T17">little arch </text:span><text:span text:style-name="T117">(23)</text:span><text:span text:style-name="T71">, the ends of which are inserted into the upper pi-brackets </text:span><text:span text:style-name="T117">(24) </text:span><text:span text:style-name="T71">and held in place by </text:span><text:span text:style-name="T17">pairs of pins</text:span><text:span text:style-name="T71"> </text:span><text:span text:style-name="T117">(25) </text:span><text:span text:style-name="T71">and </text:span><text:span text:style-name="T17">wooden wedges </text:span><text:span text:style-name="T117">(26)</text:span><text:span text:style-name="T71">. The </text:span><text:span text:style-name="T17">crescent-shaped piece</text:span><text:span text:style-name="T71"> </text:span><text:span text:style-name="T117">(27) </text:span><text:span text:style-name="T71">is </text:span><text:soft-page-break/><text:span text:style-name="T71">attached to the end of the slider to serve as a stomach-rest during cocking. </text:span><text:span text:style-name="T73">The </text:span><text:span text:style-name="T19">bowstring</text:span><text:span text:style-name="T73"> </text:span><text:span text:style-name="T118">(28) </text:span><text:span text:style-name="T73">is inserted into the </text:span><text:span text:style-name="T19">hooks</text:span><text:span text:style-name="T73"> </text:span><text:span text:style-name="T118">(29) </text:span><text:span text:style-name="T73">at the end of the bars.</text:span></text:p>
      <text:h text:style-name="P38" text:outline-level="1">Preparations for use</text:h>
      <text:p text:style-name="P11"><text:span text:style-name="T135">Each cord in the torsion spring is stretched using the winch in the stretcher. The power output of the weapon is directly proportional to the amount of pretension applied to the cords during this phase. Once the torsion spring bundles are full of cord, the arms are inserted between the two halves of the springs. The washers at the top and bottom of the field-frames are rotated against the direction of the arm rotation to increase tension further and to ensure that arms are rotate synchronously during pullback. Finally the washers are locked in place using </text:span><text:span text:style-name="T22">pins</text:span><text:span text:style-name="T135"> (30) going through </text:span><text:span text:style-name="T22">holes in the washer rim</text:span><text:span text:style-name="T135"> (31) and in the </text:span><text:span text:style-name="T22">field-frame rings</text:span><text:span text:style-name="T135"> (32).</text:span></text:p>
      <text:h text:style-name="P42" text:outline-level="1">Using the cheiroballistra</text:h>
      <text:p text:style-name="P9"><text:span text:style-name="T24">The Cheiroballistra's is fairly simple weapon to </text:span><text:span text:style-name="T95">operate</text:span><text:span text:style-name="T24">. <text:s/>The trigger is first pulled from under the claw. The slider is then pushed forward, the claw locked to the bowstring and trigger pushed under the claw. This way the bowstring is locked to the slider. </text:span><text:span text:style-name="T95">The slider is </text:span><text:span text:style-name="T24">then braced against a sufficiently hard surface, </text:span><text:span text:style-name="T95">and t</text:span><text:span text:style-name="T24">he operator pushes the weapon with his belly while simultaneously pulling the handle with both hands. </text:span><text:span text:style-name="T75">Th</text:span><text:span text:style-name="T78">is</text:span><text:span text:style-name="T75"> rotates </text:span><text:span text:style-name="T74">the arms </text:span><text:span text:style-name="T78">in the torsion spring bundles </text:span><text:span text:style-name="T74">from their forward-pointing position, </text:span><text:span text:style-name="T75">first towards the case, and </text:span><text:span text:style-name="T78">then </text:span><text:span text:style-name="T75">towards the operator, for </text:span><text:span text:style-name="T78">an ar</text:span><text:span text:style-name="T95">c</text:span><text:span text:style-name="T78"> of </text:span><text:span text:style-name="T74">90-1</text:span><text:span text:style-name="T78">2</text:span><text:span text:style-name="T74">0 degrees. Once the slider has been fully drawn back, t</text:span><text:span text:style-name="T24">he handle is pushed through </text:span><text:span text:style-name="T119">the</text:span><text:span text:style-name="T24"> steel rod attached to the case, so that the slider </text:span><text:span text:style-name="T74">is locked into place</text:span><text:span text:style-name="T24">. </text:span><text:span text:style-name="T74">Finally </text:span><text:span text:style-name="T24">a bolt is inserted into the </text:span><text:span text:style-name="T2">groove</text:span><text:span text:style-name="T24"> </text:span><text:span text:style-name="T120">(33) </text:span><text:span text:style-name="T24">in the slider and pushed between the fingers of the claw against the bowstring.</text:span></text:p>
      <text:p text:style-name="P8"><text:span text:style-name="T24">The </text:span><text:span text:style-name="T68">cheiroballistra </text:span><text:span text:style-name="T24">can be aimed accurately by bracing the left elbow against the hip and by placing the </text:span><text:span text:style-name="T67">crescent-shaped piece behind the neck from the right side. The right hand is thus free to operate the trigger. </text:span><text:span text:style-name="T68">Using this technique the weight of the weapon is actually an asset in that it stabilizes the weapon a great dea</text:span><text:span text:style-name="T95">l. The point of balance of the </text:span><text:span text:style-name="T122">cheiroballistra</text:span><text:span text:style-name="T95">, </text:span><text:span text:style-name="T121">which is</text:span><text:span text:style-name="T95"> near the projecting block, also helps stabilize </text:span><text:span text:style-name="T123">the weapon</text:span><text:span text:style-name="T95">.</text:span></text:p>
      <text:h text:style-name="P39" text:outline-level="1">Performance</text:h>
      <text:p text:style-name="P3"><text:span text:style-name="T38">While several real-life reconstructions of the cheiroballistra </text:span><text:span text:style-name="T95">and </text:span><text:span text:style-name="T38">similar machines have been made (e.g. Marsden 19</text:span><text:span text:style-name="T111">99b</text:span><text:span text:style-name="T38">; Wilkins 1995/2000</text:span><text:span text:style-name="T43">; </text:span><text:span text:style-name="T38">Iriarte 2000/2003; Hart &amp; Lewis 2009), </text:span><text:span text:style-name="T65">very few of them </text:span><text:span text:style-name="T38">have </text:span><text:span text:style-name="T65">even approached </text:span><text:span text:style-name="T38">the power and range of a weapon suitable for war. The only modern reconstruction I know of that has </text:span><text:span text:style-name="T124">probably </text:span><text:span text:style-name="T38">reached, or even surpassed, the power level of Roman ballistas </text:span><text:span text:style-name="T44">of equal size </text:span><text:span text:style-name="T38">is </text:span><text:span text:style-name="T24">the “Firefly” from </text:span><text:span text:style-name="T38">Nick Watts (</text:span><text:a xlink:type="simple" xlink:href="http://wattsunique.com/blog/" text:style-name="Internet_20_link" text:visited-style-name="Visited_20_Internet_20_Link"><text:span text:style-name="T38">http://wattsunique.com/blog/</text:span></text:a><text:span text:style-name="T38">). </text:span><text:span text:style-name="T51">The Firefly </text:span><text:span text:style-name="T24">is based on the Orsova artifacts (</text:span><text:span text:style-name="T51">see </text:span><text:span text:style-name="T24">Baatz 197</text:span><text:span text:style-name="T51">4: 54; Baatz 1978: 9) and is thus significantly larger than the </text:span><text:span text:style-name="T11">cheiroballistra</text:span><text:span text:style-name="T51">. The velocity and energy of </text:span><text:span text:style-name="T65">Firefly's </text:span><text:span text:style-name="T51">bolts </text:span><text:span text:style-name="T124">is</text:span><text:span text:style-name="T51"> highly impressive: according to Nick's chronograph </text:span><text:span text:style-name="T65">it </text:span><text:span text:style-name="T51">can shoot a 521 gram bolt at 96.3 m/s, yielding 2424 joules of kinetic energy. </text:span><text:span text:style-name="T63">This amount of energy means that the Firefly</text:span><text:span text:style-name="T80">'s bolts are </text:span><text:span text:style-name="T63">capable of perforating 6mm thick plate steel, </text:span><text:span text:style-name="T65">as well as many </text:span><text:span text:style-name="T63">other more </text:span><text:soft-page-break/><text:span text:style-name="T63">creative targets </text:span><text:span text:style-name="T80">placed in their path</text:span><text:span text:style-name="T63">.</text:span></text:p>
      <text:p text:style-name="P4"><text:span text:style-name="T43">Digby Stevenson's (</text:span><text:span text:style-name="T44">1995/1997</text:span><text:span text:style-name="T43">) </text:span><text:span text:style-name="T44">cheiroballistra </text:span><text:span text:style-name="T43">reconstruction </text:span><text:span text:style-name="T45">was</text:span><text:span text:style-name="T43">, according to Wilkins </text:span><text:span text:style-name="T52">(2000: 97)</text:span><text:span text:style-name="T44">, also fairly powerfu</text:span><text:span text:style-name="T54">l;</text:span><text:span text:style-name="T44"> </text:span><text:span text:style-name="T52">Stevenson himself </text:span><text:span text:style-name="T54">had </text:span><text:span text:style-name="T52">estimated by pacing a range of 300 meters for his 42.5 gram bolt</text:span><text:span text:style-name="T56">s</text:span><text:span text:style-name="T52">. This is fairly impressive </text:span><text:span text:style-name="T124">given the bolt size</text:span><text:span text:style-name="T52">, especially as Stevenson's reconstruction used real sinew springs, </text:span><text:span text:style-name="T54">not nylon like all the other reconstructions</text:span><text:span text:style-name="T52">.</text:span></text:p>
      <text:p text:style-name="P5"><text:span text:style-name="T24">My </text:span><text:span text:style-name="T52">own </text:span><text:span text:style-name="T24">reconstruction has </text:span><text:span text:style-name="T62">roughly </text:span><text:span text:style-name="T61">tripled </text:span><text:span text:style-name="T24">its performance since I first shot it some years ago. At the moment I've managed to squeeze out </text:span><text:span text:style-name="T61">about </text:span><text:span text:style-name="T24">6</text:span><text:span text:style-name="T62">9 </text:span><text:span text:style-name="T24">m/s using a </text:span><text:span text:style-name="T62">49 </text:span><text:span text:style-name="T24">gram bolt, </text:span><text:span text:style-name="T80">giving </text:span><text:span text:style-name="T62">117</text:span><text:span text:style-name="T24"> </text:span><text:span text:style-name="T80">joules of energy</text:span><text:span text:style-name="T24">. </text:span><text:span text:style-name="T80">Based on the amount of cord in the springs 150 joules is enough to reach </text:span><text:span text:style-name="T95">the </text:span><text:span text:style-name="T80">Firefly's performance level. Firefly's bolt velocities c</text:span><text:span text:style-name="T95">ould</text:span><text:span text:style-name="T80"> be reached by dropping the bolt weight to about 20 grams.</text:span><text:span text:style-name="T62"> </text:span><text:span text:style-name="T80">It should be noted, h</text:span><text:span text:style-name="T62">owever, </text:span><text:span text:style-name="T80">that </text:span><text:span text:style-name="T62">these results </text:span><text:span text:style-name="T80">do not </text:span><text:span text:style-name="T62">represent the maximum </text:span><text:span text:style-name="T63">performance </text:span><text:span text:style-name="T62">of the cheiroballistra: this is evident from the fact that even with this reasonably high power </text:span><text:span text:style-name="T63">level </text:span><text:span text:style-name="T62">the weapon can be cocked fairly easily with stomach pressure alone, without assist</text:span><text:span text:style-name="T65">ing the pull with the </text:span><text:span text:style-name="T62">handle, </text:span><text:span text:style-name="T77">as was probably done in the </text:span><text:span text:style-name="T81">Roman cheiroballistras</text:span><text:span text:style-name="T62">. I estimate </text:span><text:span text:style-name="T63">that </text:span><text:span text:style-name="T62">the maximum power output of the weapon </text:span><text:span text:style-name="T63">will finally settle to </text:span><text:span text:style-name="T62">the 150-200 joule range </text:span><text:span text:style-name="T129">when </text:span><text:span text:style-name="T125">using nylon spring cord</text:span><text:span text:style-name="T62">, depending on </text:span><text:span text:style-name="T95">the </text:span><text:span text:style-name="T62">bolt weight. </text:span><text:span text:style-name="T81">Whether th</text:span><text:span text:style-name="T130">e same</text:span><text:span text:style-name="T81"> power level can be reached with sinew spring </text:span><text:span text:style-name="T125">cord </text:span><text:span text:style-name="T81"><text:s/>is a question that remains unanswered. </text:span><text:span text:style-name="T130">The r</text:span><text:span text:style-name="T66">ate of fire </text:span><text:span text:style-name="T81">of the </text:span><text:span text:style-name="T130">cheiroballistra </text:span><text:span text:style-name="T66">has not been exactly measured, but with practice at least 3 bolts could be shot every minute.</text:span></text:p>
      <text:p text:style-name="P6"><text:span text:style-name="T24">To give these numbers </text:span><text:span text:style-name="T55">a </text:span><text:span text:style-name="T14">rough</text:span><text:span text:style-name="T54"> </text:span><text:span text:style-name="T24">context, an average </text:span><text:span text:style-name="T53">modern “primitive” </text:span><text:span text:style-name="T24">70 lbs all-wood, straight handbow shoots a 32.5 gram arrow at 53.99 m/s, yielding 47 joules of energy (Baker 2000: 114-115). </text:span><text:span text:style-name="T53">Bows heavier than this required highly trained archers (e.g. Karpowicz 2007). </text:span><text:span text:style-name="T55">It should be noted, however, that </text:span><text:span text:style-name="T60">exceptionally well made </text:span><text:span text:style-name="T55">composite bows </text:span><text:span text:style-name="T12">could</text:span><text:span text:style-name="T55"> have much improved performance, </text:span><text:span text:style-name="T60">surpassing </text:span><text:span text:style-name="T59">100 joules in war-weight bows </text:span><text:span text:style-name="T55">(</text:span><text:span text:style-name="T53">Karpowicz</text:span><text:span text:style-name="T54">'</text:span><text:span text:style-name="T53"> 2008: 51)</text:span><text:span text:style-name="T59">.</text:span><text:span text:style-name="T56"> </text:span><text:span text:style-name="T62">Some </text:span><text:span text:style-name="T57">heavy, winched late-medieval crossbows weighed about the same as the </text:span><text:span text:style-name="T13">cheiroballistra, </text:span><text:span text:style-name="T57">and could shoot a 75 gram bolt about 420 meters (Payne-Gallway 1903: 14). </text:span><text:span text:style-name="T58">The velocity of </text:span><text:span text:style-name="T65">the </text:span><text:span text:style-name="T62">Payne-Gallway </text:span><text:span text:style-name="T58">bolt is unknown, but </text:span><text:span text:style-name="T62">must have been </text:span><text:span text:style-name="T58">in the 7</text:span><text:span text:style-name="T62">0</text:span><text:span text:style-name="T58">–</text:span><text:span text:style-name="T62">80</text:span><text:span text:style-name="T58"> m/s range, giving the bolt </text:span><text:span text:style-name="T62">184</text:span><text:span text:style-name="T58">–2</text:span><text:span text:style-name="T62">4</text:span><text:span text:style-name="T58">0 joules of energy.</text:span></text:p>
      <text:p text:style-name="P7"><text:span text:style-name="T63">Penetration </text:span><text:span text:style-name="T95">and long-range </text:span><text:span text:style-name="T63">tests </text:span><text:span text:style-name="T65">with the cheiroballistra </text:span><text:span text:style-name="T63">have to wait until the reconstruction is fully tuned, but it seems </text:span><text:span text:style-name="T65">clear </text:span><text:span text:style-name="T63">that at moderate ranges the cheiroballistra bolts could easily cut through shields and light armor. Unarmored troops could probably be injured and killed even near the </text:span><text:span text:style-name="T64">extreme range of the weapon.</text:span><text:span text:style-name="T63"> </text:span><text:span text:style-name="T64">It </text:span><text:span text:style-name="T65">still </text:span><text:span text:style-name="T64">remains to be seen whether the bolts pack enough punch to cut through </text:span><text:span text:style-name="T65">heavy plate armor at close range. </text:span><text:span text:style-name="T95">B</text:span><text:span text:style-name="T76">ased on the </text:span><text:span text:style-name="T130">maximum range of the </text:span><text:span text:style-name="T76">Firefly (over 800 meters) the cheiroballistra </text:span><text:span text:style-name="T126">should </text:span><text:span text:style-name="T76">have a maximum range of 600 meters </text:span><text:span text:style-name="T126">or more</text:span><text:span text:style-name="T76">.</text:span></text:p>
      <text:h text:style-name="P43" text:outline-level="1"><text:span text:style-name="T99">The </text:span><text:span text:style-name="T100">research </text:span><text:span text:style-name="T99">process</text:span></text:h>
      <text:p text:style-name="P13"><text:span text:style-name="T82">T</text:span><text:span text:style-name="T24">he process for recreating the cheiroballistra can be summarized </text:span><text:span text:style-name="T96">like this:</text:span></text:p>
      <text:p text:style-name="Quotations"><text:span text:style-name="T24">Make a component. It breaks, does not work properly or does not match the </text:span><text:span text:style-name="T97">sources well enough</text:span><text:span text:style-name="T24">. Modify or remake the component. It breaks again, does not work well or does not </text:span><text:span text:style-name="T97">match the sources</text:span><text:span text:style-name="T24">. </text:span><text:span text:style-name="T97">Rinse and r</text:span><text:span text:style-name="T24">epeat until </text:span><text:span text:style-name="T97">the component </text:span><text:span text:style-name="T24">works well</text:span><text:span text:style-name="T97">, </text:span><text:span text:style-name="T24">does not break </text:span><text:span text:style-name="T97">and matches all the sources very closely.</text:span></text:p>
      <text:p text:style-name="P14"><text:soft-page-break/><text:span text:style-name="T24">This has been is a highly iterative </text:span><text:span text:style-name="T98">and </text:span><text:span text:style-name="T24">time-consuming </text:span><text:span text:style-name="T104">process</text:span><text:span text:style-name="T24">. </text:span><text:span text:style-name="T97">There have been or will be 2-10 versions of each component before the final version. </text:span><text:span text:style-name="T24">The </text:span><text:span text:style-name="T104">weapon </text:span><text:span text:style-name="T24">is now at the phase where the strength and </text:span><text:span text:style-name="T97">basic </text:span><text:span text:style-name="T24">form of most of the components and their manufacturing process has </text:span><text:span text:style-name="T104">mostly </text:span><text:span text:style-name="T24">settled down, and very few </text:span><text:span text:style-name="T98">genuinely </text:span><text:span text:style-name="T24">new issues tend to pop up. </text:span><text:span text:style-name="T126">The only thing that remains is to see how much power can be squeezed out of it. </text:span><text:span text:style-name="T99">The </text:span><text:span text:style-name="T100">end result is </text:span><text:span text:style-name="T99">gravitating towards a machine that </text:span><text:span text:style-name="T126">very </text:span><text:span text:style-name="T99">precisely matches the </text:span><text:span text:style-name="T100">manuscript</text:span><text:span text:style-name="T99"> </text:span><text:span text:style-name="T126">and </text:span><text:span text:style-name="T100">the </text:span><text:span text:style-name="T99">archaeological finds and most importantly, is a very effective weapon </text:span><text:span text:style-name="T100">for </text:span><text:span text:style-name="T99">its size. </text:span><text:span text:style-name="T107">The fact that I've followed ancient manufacturing methods as far as </text:span><text:span text:style-name="T126">reasonably </text:span><text:span text:style-name="T107">possible has also yielded many </text:span><text:span text:style-name="T83">useful insights into </text:span><text:span text:style-name="T84">the weapon itself.</text:span></text:p>
      <text:p text:style-name="P25"><text:span text:style-name="T39">All the work I've done on the cheiroballistra </text:span><text:span text:style-name="T86">has been</text:span><text:span text:style-name="T39"> documented in the </text:span><text:span text:style-name="T8">Greek and Roman Artillery Wiki </text:span><text:span text:style-name="T39">(</text:span><text:a xlink:type="simple" xlink:href="http://ballista.wikia.com/wiki/Greek_and_Roman_Artillery_Wiki" text:style-name="Internet_20_link" text:visited-style-name="Visited_20_Internet_20_Link"><text:span text:style-name="T39">http://ballista.wikia.com/wiki/Greek_and_Roman_Artillery_Wiki</text:span></text:a><text:span text:style-name="T39">) which I </text:span><text:span text:style-name="T86">created </text:span><text:span text:style-name="T39">at the </text:span><text:span text:style-name="T41">very early </text:span><text:span text:style-name="T39">stage</text:span><text:span text:style-name="T108">s</text:span><text:span text:style-name="T39"> of the projec</text:span><text:span text:style-name="T41">t in August 2010. </text:span><text:span text:style-name="T86">Additional resources </text:span><text:span text:style-name="T109">such as CAD drawing </text:span><text:span text:style-name="T86">are </text:span><text:span text:style-name="T109">made </text:span><text:span text:style-name="T86">available on GitHub </text:span><text:span text:style-name="T127">(</text:span><text:a xlink:type="simple" xlink:href="https://github.com/mattock/cheiroballistra" text:style-name="Internet_20_link" text:visited-style-name="Visited_20_Internet_20_Link"><text:span text:style-name="T127">https://github.com/mattock/cheiroballistra</text:span></text:a><text:span text:style-name="T127">)</text:span><text:span text:style-name="T86">. </text:span><text:span text:style-name="T41">My approach was and is to publish and share my results as they come, instead of keeping them in the drawer until they were “ready”. This approach has clearly paid off as far as the project's visibility is concerned (tip: google for “cheiroballistra”).</text:span></text:p>
      <text:p text:style-name="P12"><text:span text:style-name="T39">The articles in the Wiki (</text:span><text:span text:style-name="T61">9</text:span><text:span text:style-name="T127">9</text:span><text:span text:style-name="T61"> and counting</text:span><text:span text:style-name="T39">) as well as my blog </text:span><text:span text:style-name="T45">postings</text:span><text:span text:style-name="T39"> (</text:span><text:a xlink:type="simple" xlink:href="http://ballista.wikia.com/wiki/User_blog:Samuli.seppanen" text:style-name="Internet_20_link" text:visited-style-name="Visited_20_Internet_20_Link"><text:span text:style-name="T39">http://ballista.wikia.com/wiki/User_blog:Samuli.seppanen</text:span></text:a><text:span text:style-name="T39">) cover a range of topics from forging ballista parts to analysis of </text:span><text:span text:style-name="T45">the machine and </text:span><text:span text:style-name="T39">existing scientific research on the subject. The Wiki </text:span><text:span text:style-name="T41">also serves as an </text:span><text:span text:style-name="T39">open for</text:span><text:span text:style-name="T41">um</text:span><text:span text:style-name="T39"> </text:span><text:span text:style-name="T41">for </text:span><text:span text:style-name="T40">other Greek and Roman Artillery aficionad</text:span><text:span text:style-name="T41">os, which unfortunately are far and few between.</text:span></text:p>
      <text:h text:style-name="P44" text:outline-level="1"><text:span text:style-name="T38">A</text:span><text:span text:style-name="T24">cknowledgements</text:span></text:h>
      <text:p text:style-name="P34"><text:span text:style-name="T24">I would like to thank Nick Watts for his valuable tips and correspondence over the years. </text:span><text:span text:style-name="T47">Moreover, t</text:span><text:span text:style-name="T24">he </text:span><text:span text:style-name="T47">excellent </text:span><text:span text:style-name="T24">performance of his Orsova reconstruction (“Firefly”) motivated me to start this project </text:span><text:span text:style-name="T47">in the first place. </text:span><text:span text:style-name="T131">I'm also very grateful to Veijo Niinikoski for letting me use his workshop to forge the ballista parts. </text:span><text:span text:style-name="T47">I'm also in debt to my </text:span><text:span text:style-name="T127">dear </text:span><text:span text:style-name="T47">friend Visa Immonen, who has helped me acquire many important scientific articles, which </text:span><text:span text:style-name="T127">were </text:span><text:span text:style-name="T47">incredibly hard to find. I also owe thanks to fellow enthu</text:span><text:span text:style-name="T127">s</text:span><text:span text:style-name="T47">iasts on the RomanArmyTalk </text:span><text:span text:style-name="T101">forums </text:span><text:span text:style-name="T47">who have similarly help</text:span><text:span text:style-name="T101">ed me</text:span><text:span text:style-name="T47"> locate some hard to find </text:span><text:span text:style-name="T101">scientific </text:span><text:span text:style-name="T47">articles. </text:span><text:span text:style-name="T48">My job has also been made much easier by all the people who have followed the recent, positive trend of publishing their articles on the Internet, instead of in rare and exclusive scientific journals. </text:span><text:span text:style-name="T101">Finally I would like to thank my fiancee </text:span><text:span text:style-name="T102">for bearing </text:span><text:span text:style-name="T101">with me for all these years</text:span><text:span text:style-name="T102">, </text:span><text:span text:style-name="T103">despite the incredible amount of time I've spent on this research project.</text:span></text:p>
      <text:h text:style-name="P40" text:outline-level="1">References</text:h>
      <text:p text:style-name="P21"><text:span text:style-name="T79">Baatz, Dietwulf 1977. The Hatra ballista. </text:span><text:span text:style-name="T21">Sumer, Vol. 33.</text:span><text:span text:style-name="T79"> 141-151.</text:span></text:p>
      <text:p text:style-name="P21"><text:span text:style-name="T79">Baatz. Dietwulf 1978. Recent Finds of Ancient Artillery. </text:span><text:span text:style-name="T21">Britannia, Vol. 9.</text:span><text:span text:style-name="T79"> 1-17.</text:span></text:p>
      <text:p text:style-name="P22"><text:span text:style-name="T79">Baatz, Dietwulf &amp; Feugère, Michel 1981. Eléments d'une catapulte romaine trouvée à Lyon. </text:span><text:span text:style-name="T21">Gallia. </text:span><text:soft-page-break/><text:span text:style-name="T21">Tome 39 fascicule 2.</text:span><text:span text:style-name="T79"> 201-210.</text:span></text:p>
      <text:p text:style-name="P23"><text:span text:style-name="T79">Campbell, Duncan 2003. </text:span><text:span text:style-name="T21">Greek and Roman Artillery 399 BC - AD 363.</text:span><text:span text:style-name="T79"> Osprey Publishing Ltd.</text:span></text:p>
      <text:p text:style-name="P23">Campbell, Duncan 2011. Ancient Catapults: Some Hypotheses Reexamined. <text:span text:style-name="T2">Hesperia: The Journal of the American School of Classical Studies at Athens, Vol. 80, No. 4. </text:span>677-700.</text:p>
      <text:p text:style-name="P28"/>
      <text:p text:style-name="P17"><text:span text:style-name="T24">I</text:span><text:span text:style-name="T79">riarte, Aitor 2000. Pseudo-Heron's cheiroballistra a(nother) reconstruction: I. Theoretics. </text:span><text:span text:style-name="T21">Journal of Roman Military Equipment Studies Volume 11</text:span><text:span text:style-name="T79">. 47-75.</text:span></text:p>
      <text:p text:style-name="P17"><text:span text:style-name="T79">Iriarte, Aitor 2003. The Inswinging Theory. </text:span><text:span text:style-name="T21">Gladius XXIII</text:span><text:span text:style-name="T79">. 111-140.</text:span></text:p>
      <text:p text:style-name="P24">Kayumov, Ildar et Minchev, Alexander 2010. The ΚΑΜΒEΣΤΡΙΟΝ and other Roman military equipment from Thracia. <text:span text:style-name="T2">Proceedings of XVII Roman Military Equipment Conference in Zagreb.</text:span> 327-345.</text:p>
      <text:p text:style-name="P20">Marsden, E.W. [1969] 1999<text:span text:style-name="T137">a</text:span>. <text:span text:style-name="T2">Greek and Roman artillery. Historical development.</text:span> Oxford University Press Inc. Oxford.</text:p>
      <text:p text:style-name="P20">Marsden, E.W. [1971] 1999<text:span text:style-name="T137">b</text:span>. <text:span text:style-name="T2">Greek and Roman artillery. Technical treatises.</text:span> Oxford University Press Inc. Oxford.</text:p>
      <text:p text:style-name="P19">Schneider, R. 1906. Heron's Cheiroballistra. <text:span text:style-name="T2">Mitteilungen des Kaiserlich Deutschen Archäologischen Instituts. Römische Abteilung 21.</text:span> 142-168.</text:p>
      <text:p text:style-name="P18">Stevenson, D. 1995. <text:span text:style-name="T2">Heron's Cheiroballistra, with an appendix on the manufacture of sinew rope. BA dissertation.</text:span> University College London.</text:p>
      <text:p text:style-name="P17"><text:span text:style-name="T79">Wescher, C. 1867. </text:span><text:span text:style-name="T21">Poliocétique des Grecs. Traités Théoretiques. Récits Historiques.</text:span><text:span text:style-name="T79"> Paris</text:span></text:p>
      <text:p text:style-name="P17">Wilkins, Alan 1995. Reconstructing the cheiroballistra. <text:span text:style-name="T2">Journal of Roman Military Equipment Studies Volume 6</text:span>. 5-59.</text:p>
      <text:p text:style-name="P17"><text:span text:style-name="T79">Wilkins, Alan &amp; Morgan, Len 2000. Scorpio and cheiroballistra. </text:span><text:span text:style-name="T21">Journal of Roman Military Equipment Studies Volume 11</text:span><text:span text:style-name="T79">. 77-101.</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li </meta:initial-creator>
    <meta:creation-date>2015-09-26T11:19:52.831020231</meta:creation-date>
    <dc:date>2015-10-28T09:16:44.809338588</dc:date>
    <dc:creator>samuli </dc:creator>
    <meta:editing-duration>P1DT5H11M24S</meta:editing-duration>
    <meta:editing-cycles>143</meta:editing-cycles>
    <meta:generator>LibreOffice/4.3.7.2$Linux_X86_64 LibreOffice_project/430$Build-2</meta:generator>
    <meta:document-statistic meta:table-count="0" meta:image-count="0" meta:object-count="0" meta:page-count="6" meta:paragraph-count="53" meta:word-count="2647" meta:character-count="16655" meta:non-whitespace-character-count="14070"/>
  </office:meta>
</office:document-meta>
</file>